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70">
            <text:p>7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table:number-columns-repeated="1020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03/14/2010</text:date>, <text:time>03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4T03:30:13</dc:date>
    <dc:language>fr-FR</dc:language>
    <meta:editing-cycles>98</meta:editing-cycles>
    <meta:editing-duration>PT77H39M10S</meta:editing-duration>
    <meta:document-statistic meta:table-count="2" meta:cell-count="103" meta:object-count="0"/>
    <meta:user-defined meta:name="Info 1"/>
    <meta:user-defined meta:name="Info 2"/>
    <meta:user-defined meta:name="Info 3"/>
    <meta:user-defined meta:name="Info 4"/>
  </office:meta>
</office:document-meta>
</file>